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60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10.iwslt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ublished proceedings</text:p>
          </table:table-cell>
          <table:table-cell office:value-type="string" calcext:value-type="string">
            <text:p>http://www.mt-archive.info/10/IWSLT-2010-proceedings.ht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vited talk</text:p>
          </table:table-cell>
          <table:table-cell office:value-type="string" calcext:value-type="string">
            <text:p>Is machine translation ripe for EU translators? Josep Bonet</text:p>
          </table:table-cell>
          <table:table-cell office:value-type="string" calcext:value-type="string">
            <text:p>http://www.mt-archive.info/10/IWSLT-2010-Bonet-ppt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in findings of the evaluation campaign</text:p>
          </table:table-cell>
          <table:table-cell office:value-type="string" calcext:value-type="string">
            <text:p>Michael Paul and Marcello Federico and Sebastian Stüker</text:p>
          </table:table-cell>
          <table:table-cell office:value-type="string" calcext:value-type="string">
            <text:p>http://www.mt-archive.info/10/IWSLT-2010-Paul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LK task: The ITI-UPV machine translation system for IWSLT 2010</text:p>
          </table:table-cell>
          <table:table-cell office:value-type="string" calcext:value-type="string">
            <text:p>Guillem Gascó and Vicent Alabau and Jesús-Andrés-Ferrer and Jesús González-Rubio and Martha-Alicia Rocha and Germán Sanchis-Trilles and Francisco Casacuberta and Jorge González and Joan-Andreu Sánchez</text:p>
          </table:table-cell>
          <table:table-cell office:value-type="string" calcext:value-type="string">
            <text:p>http://www.mt-archive.info/10/IWSLT-2010-Gasco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ALOG task: The MSRA machine translation system for IWSLT 2010</text:p>
          </table:table-cell>
          <table:table-cell office:value-type="string" calcext:value-type="string">
            <text:p>Chi-Ho Li and Nan Duan and Yinggong Zhao and Shujie Liu and Lei Cui and Mei-yuh Hwang and Amittai Axelrod and Jianfeng Gao and Yaodong Zhang and Li Deng</text:p>
          </table:table-cell>
          <table:table-cell office:value-type="string" calcext:value-type="string">
            <text:p>http://www.mt-archive.info/10/IWSLT-2010-Li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TEC task: The MIT-LL/AFRL IWSLT-2010 system</text:p>
          </table:table-cell>
          <table:table-cell office:value-type="string" calcext:value-type="string">
            <text:p>Wade Shen and Timothy Anderson and Raymond Slyh and A.Ryan Aminzadeh</text:p>
          </table:table-cell>
          <table:table-cell office:value-type="string" calcext:value-type="string">
            <text:p>http://www.mt-archive.info/10/IWSLT-2010-She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vited talk: Hierarchical phrase-based translation with weighted finite state transducers</text:p>
          </table:table-cell>
          <table:table-cell office:value-type="string" calcext:value-type="string">
            <text:p>William Byrne</text:p>
          </table:table-cell>
          <table:table-cell office:value-type="string" calcext:value-type="string">
            <text:p>http://www.mt-archive.info/10/IWSLT-2010-Byrne-ppt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f I only had a parser: poor man’s syntax for hierarchical machine translation</text:p>
          </table:table-cell>
          <table:table-cell office:value-type="string" calcext:value-type="string">
            <text:p>David Vilar and Daniel Stein and Stephan Peitz and Hermann Ney</text:p>
          </table:table-cell>
          <table:table-cell office:value-type="string" calcext:value-type="string">
            <text:p>http://www.mt-archive.info/10/IWSLT-2010-Vilar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ynamic distortion in a discriminative reordering model for statistical machine translation</text:p>
          </table:table-cell>
          <table:table-cell office:value-type="string" calcext:value-type="string">
            <text:p>Sirvan Yahyaei and Christoph Monz</text:p>
          </table:table-cell>
          <table:table-cell office:value-type="string" calcext:value-type="string">
            <text:p>http://www.mt-archive.info/10/IWSLT-2010-Yahyaei-2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ctor templates for factored machine translation models</text:p>
          </table:table-cell>
          <table:table-cell office:value-type="string" calcext:value-type="string">
            <text:p>Yvette Graham and Josef van Genabith</text:p>
          </table:table-cell>
          <table:table-cell office:value-type="string" calcext:value-type="string">
            <text:p>http://www.mt-archive.info/10/IWSLT-2010-Graham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MSI @ IWSLT 2010</text:p>
          </table:table-cell>
          <table:table-cell office:value-type="string" calcext:value-type="string">
            <text:p>Alexandre Allauzen and Josep M.Crego and İlknur Durgar El-Kahlout and Le Hai-Son and Guillaume Wisniewski and François Yvon</text:p>
          </table:table-cell>
          <table:table-cell office:value-type="string" calcext:value-type="string">
            <text:p>http://www.mt-archive.info/10/IWSLT-2010-Allauze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UM’s statistical machine translation system for IWSLT 2010</text:p>
          </table:table-cell>
          <table:table-cell office:value-type="string" calcext:value-type="string">
            <text:p>Anthony Rousseau and Loïc Barrault and Paul Deléglise and Yannick Estève</text:p>
          </table:table-cell>
          <table:table-cell office:value-type="string" calcext:value-type="string">
            <text:p>http://www.mt-archive.info/10/IWSLT-2010-Rousseau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BK @ IWSLT 2010</text:p>
          </table:table-cell>
          <table:table-cell office:value-type="string" calcext:value-type="string">
            <text:p>Arianna Bisazza and Ioannis Klasinas and Mauro Cettolo and Marcello Federico</text:p>
          </table:table-cell>
          <table:table-cell office:value-type="string" calcext:value-type="string">
            <text:p>http://www.mt-archive.info/10/IWSLT-2010-Bisazz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TÜBİTAK-UEKAE statistical machine translation system for IWSLT 2010</text:p>
          </table:table-cell>
          <table:table-cell office:value-type="string" calcext:value-type="string">
            <text:p>Coskun Mermer and Hamza Kaya and Mehmet Ugur Dogan</text:p>
          </table:table-cell>
          <table:table-cell office:value-type="string" calcext:value-type="string">
            <text:p>http://www.mt-archive.info/10/IWSLT-2010-Mermer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TI-UPV machine translation system for IWSLT 2010</text:p>
          </table:table-cell>
          <table:table-cell office:value-type="string" calcext:value-type="string">
            <text:p>Guillem Gascó and Vicent Alabau and Jesús-Andrés-Ferrer and Jesús González-Rubio and Martha-Alicia Rocha and Germán Sanchis-Trilles and Francisco Casacuberta and Jorge González and Joan-Andreu Sánchez</text:p>
          </table:table-cell>
          <table:table-cell office:value-type="string" calcext:value-type="string">
            <text:p>http://www.mt-archive.info/10/IWSLT-2010-Gasco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KIT translation system for IWSLT 2010</text:p>
          </table:table-cell>
          <table:table-cell office:value-type="string" calcext:value-type="string">
            <text:p>Jan Niehues and Mohammed Mediani and Teresa Herrmann and Michael Heck and Christian Herff and Alex Waibel</text:p>
          </table:table-cell>
          <table:table-cell office:value-type="string" calcext:value-type="string">
            <text:p>http://www.mt-archive.info/10/IWSLT-2010-Niehues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TT statistical MT system for IWSLT 2010</text:p>
          </table:table-cell>
          <table:table-cell office:value-type="string" calcext:value-type="string">
            <text:p>Katsuhito Sudoh and Kevin Duh and Hajime Tsukada</text:p>
          </table:table-cell>
          <table:table-cell office:value-type="string" calcext:value-type="string">
            <text:p>http://www.mt-archive.info/10/IWSLT-2010-Sudoh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G statistical machine translation systems for IWSLT 2010</text:p>
          </table:table-cell>
          <table:table-cell office:value-type="string" calcext:value-type="string">
            <text:p>Laurent Besacier and Haitem Afli and Do Thi Ngoc Diep and Hervé Blanchon and Marion Potet</text:p>
          </table:table-cell>
          <table:table-cell office:value-type="string" calcext:value-type="string">
            <text:p>http://www.mt-archive.info/10/IWSLT-2010-Besacier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MIT-LL/AFRL IWSLT-2010 MT system</text:p>
          </table:table-cell>
          <table:table-cell office:value-type="string" calcext:value-type="string">
            <text:p>Wade Shen and Timothy Anderson and Raymond Slyh and A.Ryan Aminzadeh</text:p>
          </table:table-cell>
          <table:table-cell office:value-type="string" calcext:value-type="string">
            <text:p>http://www.mt-archive.info/10/IWSLT-2010-She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MSRA machine translation system for IWSLT 2010</text:p>
          </table:table-cell>
          <table:table-cell office:value-type="string" calcext:value-type="string">
            <text:p>Chi-Ho Li and Nan Duan and Yinggong Zhao and Shujie Liu and Lei Cui and Mei-yuh Hwang and Amittai Axelrod and Jianfeng Gao and Yaodong Zhang and Li Deng</text:p>
          </table:table-cell>
          <table:table-cell office:value-type="string" calcext:value-type="string">
            <text:p>http://www.mt-archive.info/10/IWSLT-2010-Li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 Bayesian model of bilingual segmentation for transliteration</text:p>
          </table:table-cell>
          <table:table-cell office:value-type="string" calcext:value-type="string">
            <text:p>Andrew Finch and Eiichiro Sumita</text:p>
          </table:table-cell>
          <table:table-cell office:value-type="string" calcext:value-type="string">
            <text:p>http://www.mt-archive.info/10/IWSLT-2010-Finch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aring intrinsic and extrinsic evaluation of MT output in a dialogue system</text:p>
          </table:table-cell>
          <table:table-cell office:value-type="string" calcext:value-type="string">
            <text:p>Anne H.Schneider and Ielka van der Sluis and Saturnino Luz</text:p>
          </table:table-cell>
          <table:table-cell office:value-type="string" calcext:value-type="string">
            <text:p>http://www.mt-archive.info/10/IWSLT-2010-Schneider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ster cube pruning</text:p>
          </table:table-cell>
          <table:table-cell office:value-type="string" calcext:value-type="string">
            <text:p>Andrea Gesmundo and James Henderson</text:p>
          </table:table-cell>
          <table:table-cell office:value-type="string" calcext:value-type="string">
            <text:p>http://www.mt-archive.info/10/IWSLT-2010-Gesmundo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al-time spoken language identification and recognition for speech-to-speech translation</text:p>
          </table:table-cell>
          <table:table-cell office:value-type="string" calcext:value-type="string">
            <text:p>Daniel Chung Yong Lim and Ian Lane and Alex Waibel</text:p>
          </table:table-cell>
          <table:table-cell office:value-type="string" calcext:value-type="string">
            <text:p>http://www.mt-archive.info/10/IWSLT-2010-Lim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gn language machine translation overkill</text:p>
          </table:table-cell>
          <table:table-cell office:value-type="string" calcext:value-type="string">
            <text:p>Daniel Stein and Christoph Schmidt and Hermann Ney</text:p>
          </table:table-cell>
          <table:table-cell office:value-type="string" calcext:value-type="string">
            <text:p>http://www.mt-archive.info/10/IWSLT-2010-Stei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pay-offs of preprocessing for German-English statistical machine translation</text:p>
          </table:table-cell>
          <table:table-cell office:value-type="string" calcext:value-type="string">
            <text:p>Ilknur Durgar El-Kahlout and Francois Yvon</text:p>
          </table:table-cell>
          <table:table-cell office:value-type="string" calcext:value-type="string">
            <text:p>http://www.mt-archive.info/10/IWSLT-2010-El-Kahlout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wards a general and extensible phrase-extraction algorithm</text:p>
          </table:table-cell>
          <table:table-cell office:value-type="string" calcext:value-type="string">
            <text:p>Wang Ling and Tiago Luís and João Graça and Luísa Coheur and Isabel Trancoso</text:p>
          </table:table-cell>
          <table:table-cell office:value-type="string" calcext:value-type="string">
            <text:p>http://www.mt-archive.info/10/IWSLT-2010-Ling-2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lysis of translation model adaptation in statistical machine translation</text:p>
          </table:table-cell>
          <table:table-cell office:value-type="string" calcext:value-type="string">
            <text:p>Kevin Duh and Katsuhito Sudoh and Hajime Tsukada</text:p>
          </table:table-cell>
          <table:table-cell office:value-type="string" calcext:value-type="string">
            <text:p>http://www.mt-archive.info/10/IWSLT-2010-Duh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vited talk: Resources for adding semantics to machine translation</text:p>
          </table:table-cell>
          <table:table-cell office:value-type="string" calcext:value-type="string">
            <text:p>Jan Hajič</text:p>
          </table:table-cell>
          <table:table-cell office:value-type="string" calcext:value-type="string">
            <text:p>http://www.mt-archive.info/10/IWSLT-2010-abstracts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ing parallel fragments from comparable texts</text:p>
          </table:table-cell>
          <table:table-cell office:value-type="string" calcext:value-type="string">
            <text:p>Mauro Cettolo and Marcello Federico and Nicola Bertoldi</text:p>
          </table:table-cell>
          <table:table-cell office:value-type="string" calcext:value-type="string">
            <text:p>http://www.mt-archive.info/10/IWSLT-2010-Cettolo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lti-pivot translation by system combination</text:p>
          </table:table-cell>
          <table:table-cell office:value-type="string" calcext:value-type="string">
            <text:p>Gregor Leusch and Aurélien Max and Josep Maria Crego and Hermann Ney</text:p>
          </table:table-cell>
          <table:table-cell office:value-type="string" calcext:value-type="string">
            <text:p>http://www.mt-archive.info/10/IWSLT-2010-Leusch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 algorithm for cross-lingual sense-clustering tested in a MT evaluation setting</text:p>
          </table:table-cell>
          <table:table-cell office:value-type="string" calcext:value-type="string">
            <text:p>Marianna Apidianaki and Yifan He</text:p>
          </table:table-cell>
          <table:table-cell office:value-type="string" calcext:value-type="string">
            <text:p>http://www.mt-archive.info/10/IWSLT-2010-Apidianaki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vited talk: The Quaero program: multilingual and multimedia technologies</text:p>
          </table:table-cell>
          <table:table-cell office:value-type="string" calcext:value-type="string">
            <text:p>Jean-Luc Gauvain</text:p>
          </table:table-cell>
          <table:table-cell office:value-type="string" calcext:value-type="string">
            <text:p>http://www.mt-archive.info/10/IWSLT-2010-abstracts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 combination of hierarchical systems with forced alignments from phrase-based systems</text:p>
          </table:table-cell>
          <table:table-cell office:value-type="string" calcext:value-type="string">
            <text:p>Carmen Heger and Joern Wuebker and David Vilar and Hermann Ney</text:p>
          </table:table-cell>
          <table:table-cell office:value-type="string" calcext:value-type="string">
            <text:p>http://www.mt-archive.info/10/IWSLT-2010-Heger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G augmented hierarchical phrase-based machine translation</text:p>
          </table:table-cell>
          <table:table-cell office:value-type="string" calcext:value-type="string">
            <text:p>Hala Almaghout and Jie Jiang and Andy Way</text:p>
          </table:table-cell>
          <table:table-cell office:value-type="string" calcext:value-type="string">
            <text:p>http://www.mt-archive.info/10/IWSLT-2010-Almaghout-2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elling pronominal anaphora in statistical machine translation</text:p>
          </table:table-cell>
          <table:table-cell office:value-type="string" calcext:value-type="string">
            <text:p>Christian Hardmeier and Marcello Federico</text:p>
          </table:table-cell>
          <table:table-cell office:value-type="string" calcext:value-type="string">
            <text:p>http://www.mt-archive.info/10/IWSLT-2010-Hardmeier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Tek’s APT machine translation system for IWSLT 2010</text:p>
          </table:table-cell>
          <table:table-cell office:value-type="string" calcext:value-type="string">
            <text:p>Evgeny Matusov and Selçuk Köprü</text:p>
          </table:table-cell>
          <table:table-cell office:value-type="string" calcext:value-type="string">
            <text:p>http://www.mt-archive.info/10/IWSLT-2010-Matusov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ICT statistical machine translation system for IWSLT 2010</text:p>
          </table:table-cell>
          <table:table-cell office:value-type="string" calcext:value-type="string">
            <text:p>Hao Xiong and Jun Xie and Hui Yu and Kai Liu and Wei Luo and Haitao Mi and Yang Liu and Yajuan Lü and Qun Liu</text:p>
          </table:table-cell>
          <table:table-cell office:value-type="string" calcext:value-type="string">
            <text:p>http://www.mt-archive.info/10/IWSLT-2010-Xiong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DCU machine translation systems for IWSLT 2010</text:p>
          </table:table-cell>
          <table:table-cell office:value-type="string" calcext:value-type="string">
            <text:p>Hala Almaghout and Jie Jiang and Andy Way</text:p>
          </table:table-cell>
          <table:table-cell office:value-type="string" calcext:value-type="string">
            <text:p>http://www.mt-archive.info/10/IWSLT-2010-Almaghout-1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2R’s machine translation system for IWSLT 2010</text:p>
          </table:table-cell>
          <table:table-cell office:value-type="string" calcext:value-type="string">
            <text:p>Xiangyu Duan and Rafael Banchs and Jun Lang and Deyi Xiong and Aiti Aw and Min Zhang and Haizhou Li</text:p>
          </table:table-cell>
          <table:table-cell office:value-type="string" calcext:value-type="string">
            <text:p>http://www.mt-archive.info/10/IWSLT-2010-Dua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INESC-ID machine translation system for the IWSLT 2010</text:p>
          </table:table-cell>
          <table:table-cell office:value-type="string" calcext:value-type="string">
            <text:p>Wang Ling and Tiago Luís and João Graça and Luísa Coheur and Isabel Trancoso</text:p>
          </table:table-cell>
          <table:table-cell office:value-type="string" calcext:value-type="string">
            <text:p>http://www.mt-archive.info/10/IWSLT-2010-Ling-1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MIRACL Arabic-English statistical machine translation system for IWSLT 2010</text:p>
          </table:table-cell>
          <table:table-cell office:value-type="string" calcext:value-type="string">
            <text:p>Ines Turki Khemakhem and Salma Jamoussi and Abdelmajid Ben Hamadou</text:p>
          </table:table-cell>
          <table:table-cell office:value-type="string" calcext:value-type="string">
            <text:p>http://www.mt-archive.info/10/IWSLT-2010-Turki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NICT translation system for IWSLT 2010</text:p>
          </table:table-cell>
          <table:table-cell office:value-type="string" calcext:value-type="string">
            <text:p>Chooi-Ling Goh and Taro Watanabe and Michael Paul and Andrew Finch and Eiichiro Sumita</text:p>
          </table:table-cell>
          <table:table-cell office:value-type="string" calcext:value-type="string">
            <text:p>http://www.mt-archive.info/10/IWSLT-2010-Goh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POSTECH’s statistical machine translation system for the IWSLT 2010</text:p>
          </table:table-cell>
          <table:table-cell office:value-type="string" calcext:value-type="string">
            <text:p>Hwidong Na and Jong-Hyeok Lee</text:p>
          </table:table-cell>
          <table:table-cell office:value-type="string" calcext:value-type="string">
            <text:p>http://www.mt-archive.info/10/IWSLT-2010-N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QMUL system description for IWSLT 2010</text:p>
          </table:table-cell>
          <table:table-cell office:value-type="string" calcext:value-type="string">
            <text:p>Sirvan Yahyaei and Christof Monz</text:p>
          </table:table-cell>
          <table:table-cell office:value-type="string" calcext:value-type="string">
            <text:p>http://www.mt-archive.info/10/IWSLT-2010-Yahyaei-1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RWTH Aachen machine translation system for IWSLT 2010</text:p>
          </table:table-cell>
          <table:table-cell office:value-type="string" calcext:value-type="string">
            <text:p>Saab Mansour and Stephan Peitz and David Vilar and Joern Wuebker and Hermann Ney</text:p>
          </table:table-cell>
          <table:table-cell office:value-type="string" calcext:value-type="string">
            <text:p>http://www.mt-archive.info/10/IWSLT-2010-Mansour-1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 Aviv University’s system description for IWSLT 2010</text:p>
          </table:table-cell>
          <table:table-cell office:value-type="string" calcext:value-type="string">
            <text:p>Kfir Bar and Nachum Dershowitz</text:p>
          </table:table-cell>
          <table:table-cell office:value-type="string" calcext:value-type="string">
            <text:p>http://www.mt-archive.info/10/IWSLT-2010-Bar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tistical pattern-based MT with statistical French-English MT</text:p>
          </table:table-cell>
          <table:table-cell office:value-type="string" calcext:value-type="string">
            <text:p>Jin’ichi Murakami and Takuya Nishimura and Masao Tokuhisa</text:p>
          </table:table-cell>
          <table:table-cell office:value-type="string" calcext:value-type="string">
            <text:p>http://www.mt-archive.info/10/IWSLT-2010-Murakami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-gram-based machine translation enhanced with neural networks</text:p>
          </table:table-cell>
          <table:table-cell office:value-type="string" calcext:value-type="string">
            <text:p>Francisco Zamora-Martinez and Maria Jose Castro-Bleda and Holger Schwenk</text:p>
          </table:table-cell>
          <table:table-cell office:value-type="string" calcext:value-type="string">
            <text:p>http://www.mt-archive.info/10/IWSLT-2010-Zamora-Martinez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C-BMIC-VDU system description for the IWSLT 2010: testing several collocation segmentations in a phrase-based SMT system</text:p>
          </table:table-cell>
          <table:table-cell office:value-type="string" calcext:value-type="string">
            <text:p>Carlos Henríquez and Marta R.Costa-jussà and Vidas Daudaravicius and Rafael E.Banchs and José B.Mariño</text:p>
          </table:table-cell>
          <table:table-cell office:value-type="string" calcext:value-type="string">
            <text:p>http://www.mt-archive.info/10/IWSLT-2010-Henriquez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LLC-UvA machine translation system for the IWSLT 2010 evaluation</text:p>
          </table:table-cell>
          <table:table-cell office:value-type="string" calcext:value-type="string">
            <text:p>Maxim Khalilov and Khalil Sima’an</text:p>
          </table:table-cell>
          <table:table-cell office:value-type="string" calcext:value-type="string">
            <text:p>http://www.mt-archive.info/10/IWSLT-2010-Khalilov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UvA system description for IWSLT 2010</text:p>
          </table:table-cell>
          <table:table-cell office:value-type="string" calcext:value-type="string">
            <text:p>Spyros Martzoukos and Christof Monz</text:p>
          </table:table-cell>
          <table:table-cell office:value-type="string" calcext:value-type="string">
            <text:p>http://www.mt-archive.info/10/IWSLT-2010-Martzoukos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GREYC/LLACAN machine translation systems for the IWSLT 2010 campaign</text:p>
          </table:table-cell>
          <table:table-cell office:value-type="string" calcext:value-type="string">
            <text:p>Julien Gosme and Wigdan Mekki and Fathi Debili and Yves Lepage and Nadine Lucas</text:p>
          </table:table-cell>
          <table:table-cell office:value-type="string" calcext:value-type="string">
            <text:p>http://www.mt-archive.info/10/IWSLT-2010-Gosme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roved Vietnamese-French parallel corpus mining using English language</text:p>
          </table:table-cell>
          <table:table-cell office:value-type="string" calcext:value-type="string">
            <text:p>Do Thi Ngoc Diep and Laurent Besacier and Eric Castelli</text:p>
          </table:table-cell>
          <table:table-cell office:value-type="string" calcext:value-type="string">
            <text:p>http://www.mt-archive.info/10/IWSLT-2010-Diep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rphTagger: HMM-based Arabic segmentation for statistical machine translation</text:p>
          </table:table-cell>
          <table:table-cell office:value-type="string" calcext:value-type="string">
            <text:p>Saab Mansour</text:p>
          </table:table-cell>
          <table:table-cell office:value-type="string" calcext:value-type="string">
            <text:p>http://www.mt-archive.info/10/IWSLT-2010-Mansour-2.pdf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8T21:21:06.229740646</dc:date>
    <meta:editing-duration>PT2M52S</meta:editing-duration>
    <meta:editing-cycles>1</meta:editing-cycles>
    <meta:document-statistic meta:table-count="1" meta:cell-count="171" meta:object-count="0"/>
    <meta:generator>LibreOffice/6.0.7.3$Linux_X86_64 LibreOffice_project/00m0$Build-3</meta:generator>
  </office:meta>
</office:document-meta>
</file>